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812cm" fo:min-width="0.562cm"/>
    </style:style>
    <style:style style:name="gr2" style:family="graphic" style:parent-style-name="standard">
      <style:graphic-properties svg:stroke-color="#000000" draw:fill="none" draw:textarea-horizontal-align="justify" draw:textarea-vertical-align="middle" draw:auto-grow-height="false" fo:min-height="5.65cm" fo:min-width="4.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000000" draw:fill-color="#ffffff" draw:textarea-horizontal-align="justify" draw:textarea-vertical-align="middle" draw:auto-grow-height="false" fo:min-height="1.625cm" fo:min-width="1.501cm"/>
    </style:style>
    <style:style style:name="gr5" style:family="graphic" style:parent-style-name="standard">
      <style:graphic-properties svg:stroke-color="#000000" draw:fill-color="#ffffff" draw:auto-grow-height="false" fo:min-height="0.204cm" fo:min-width="0cm" fo:wrap-option="wrap"/>
    </style:style>
    <style:style style:name="gr6" style:family="graphic" style:parent-style-name="standard">
      <style:graphic-properties svg:stroke-color="#000000" draw:fill-color="#ffffff" draw:auto-grow-height="false" fo:min-height="0.299cm" fo:min-width="0cm" fo:wrap-option="wrap"/>
    </style:style>
    <style:style style:name="gr7" style:family="graphic" style:parent-style-name="standard">
      <style:graphic-properties svg:stroke-color="#000000" draw:fill-color="#ffffff" draw:auto-grow-height="false" fo:min-height="1.136cm" fo:min-width="2.486cm" fo:wrap-option="no-wrap"/>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svg:stroke-color="#000000" draw:fill="none" draw:textarea-horizontal-align="justify" draw:textarea-vertical-align="middle" draw:auto-grow-height="false" fo:min-height="5.65cm" fo:min-width="3.8cm"/>
    </style:style>
    <style:style style:name="gr10" style:family="graphic" style:parent-style-name="objectwithoutfill">
      <style:graphic-properties draw:fill="none" draw:textarea-vertical-align="middle"/>
    </style:style>
    <style:style style:name="gr11" style:family="graphic" style:parent-style-name="standard">
      <style:graphic-properties svg:stroke-color="#000000" draw:fill="none" draw:textarea-horizontal-align="justify" draw:textarea-vertical-align="middle" draw:auto-grow-height="false" fo:min-height="5.65cm" fo:min-width="3.701cm"/>
    </style:style>
    <style:style style:name="gr12" style:family="graphic" style:parent-style-name="standard">
      <style:graphic-properties svg:stroke-color="#000000" draw:fill-color="#ffffff" draw:auto-grow-height="false" fo:min-height="0.299cm" fo:min-width="0.223cm" fo:wrap-option="wrap"/>
    </style:style>
    <style:style style:name="gr13" style:family="graphic" style:parent-style-name="standard">
      <style:graphic-properties draw:fill-color="#ffffff" draw:textarea-horizontal-align="justify" draw:textarea-vertical-align="middle" draw:auto-grow-height="false" fo:min-height="0.246cm" fo:min-width="0.208cm"/>
    </style:style>
    <style:style style:name="gr14" style:family="graphic" style:parent-style-name="standard">
      <style:graphic-properties draw:fill-color="#ffffff" draw:textarea-horizontal-align="justify" draw:textarea-vertical-align="middle" draw:auto-grow-height="false" fo:min-height="0.246cm" fo:min-width="0.535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1.1cm"/>
    </style:style>
    <style:style style:name="gr16" style:family="graphic" style:parent-style-name="standard">
      <style:graphic-properties draw:stroke="none" svg:stroke-color="#000000" draw:fill="none" draw:fill-color="#ffffff" fo:min-height="1.05cm"/>
    </style:style>
    <style:style style:name="P1" style:family="paragraph">
      <loext:graphic-properties draw:fill-color="#ffffff"/>
      <style:paragraph-properties fo:text-align="center"/>
    </style:style>
    <style:style style:name="P2" style:family="paragraph">
      <loext:graphic-properties draw:fill="none"/>
      <style:paragraph-properties fo:text-align="center"/>
    </style:style>
    <style:style style:name="P3" style:family="paragraph">
      <style:text-properties fo:font-size="12pt" style:font-size-asian="12pt" style:font-size-complex="12pt"/>
    </style:style>
    <style:style style:name="P4" style:family="paragraph">
      <loext:graphic-properties draw:fill="none" draw:fill-color="#ffffff"/>
      <style:text-properties fo:font-size="12pt" style:font-size-asian="12pt" style:font-size-complex="12pt"/>
    </style:style>
    <style:style style:name="P5" style:family="paragraph">
      <loext:graphic-properties draw:fill-color="#ffffff"/>
    </style:style>
    <style:style style:name="P6" style:family="paragraph">
      <style:paragraph-properties fo:text-align="center"/>
      <style:text-properties fo:font-size="12pt" style:font-size-asian="12pt" style:font-size-complex="12pt"/>
    </style:style>
    <style:style style:name="P7" style:family="paragraph">
      <style:text-properties fo:font-size="12pt" fo:font-weight="bold" style:font-size-asian="12pt" style:font-weight-asian="bold" style:font-size-complex="12pt" style:font-weight-complex="bold"/>
    </style:style>
    <style:style style:name="P8" style:family="paragraph">
      <loext:graphic-properties draw:fill="none" draw:fill-color="#ffffff"/>
      <style:text-properties fo:font-size="12pt" fo:font-weight="bold" style:font-size-asian="12pt" style:font-weight-asian="bold" style:font-size-complex="12pt" style:font-weight-complex="bold"/>
    </style:style>
    <style:style style:name="P9" style:family="paragraph">
      <style:paragraph-properties fo:text-align="center"/>
    </style:style>
    <style:style style:name="P10" style:family="paragraph">
      <loext:graphic-properties draw:fill="none" draw:fill-color="#ffffff"/>
      <style:paragraph-properties fo:text-align="center"/>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1.5cm" svg:height="1.5cm" svg:x="12.1cm" svg:y="1.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 draw:text-style-name="P2" draw:layer="layout" svg:width="5cm" svg:height="5.9cm" svg:x="1.2cm" svg:y="9.7cm">
          <text:p/>
          <draw:enhanced-geometry svg:viewBox="0 0 21600 21600" draw:type="rectangle" draw:enhanced-path="M 0 0 L 21600 0 21600 21600 0 21600 0 0 Z N"/>
        </draw:custom-shape>
        <draw:custom-shape draw:style-name="gr2" draw:text-style-name="P2" draw:layer="layout" svg:width="5cm" svg:height="5.9cm" svg:x="7.3cm" svg:y="9.7cm">
          <text:p/>
          <draw:enhanced-geometry svg:viewBox="0 0 21600 21600" draw:type="rectangle" draw:enhanced-path="M 0 0 L 21600 0 21600 21600 0 21600 0 0 Z N"/>
        </draw:custom-shape>
        <draw:frame draw:style-name="gr3" draw:text-style-name="P4" draw:layer="layout" svg:width="2.695cm" svg:height="0.725cm" svg:x="1cm" svg:y="9.6cm">
          <draw:text-box>
            <text:p text:style-name="P3"><text:span text:style-name="T1">Company A</text:span></text:p>
          </draw:text-box>
        </draw:frame>
        <draw:frame draw:style-name="gr3" draw:text-style-name="P4" draw:layer="layout" svg:width="2.72cm" svg:height="0.725cm" svg:x="7.101cm" svg:y="9.601cm">
          <draw:text-box>
            <text:p text:style-name="P3"><text:span text:style-name="T1">Company B</text:span></text:p>
          </draw:text-box>
        </draw:frame>
        <draw:frame draw:style-name="gr3" draw:text-style-name="P4" draw:layer="layout" svg:width="2.894cm" svg:height="0.725cm" svg:x="2.106cm" svg:y="14.9cm">
          <draw:text-box>
            <text:p text:style-name="P3"><text:span text:style-name="T1">HTTP server</text:span></text:p>
          </draw:text-box>
        </draw:frame>
        <draw:frame draw:style-name="gr3" draw:text-style-name="P4" draw:layer="layout" svg:width="2.894cm" svg:height="0.725cm" svg:x="8.406cm" svg:y="14.901cm">
          <draw:text-box>
            <text:p text:style-name="P3"><text:span text:style-name="T1">HTTP server</text:span></text:p>
          </draw:text-box>
        </draw:frame>
        <draw:g>
          <draw:custom-shape draw:style-name="gr4" draw:text-style-name="P1" draw:layer="layout" svg:width="2cm" svg:height="3cm" svg:x="2.7cm" svg:y="11.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5" draw:layer="layout" svg:width="0.7cm" svg:height="1.4cm" svg:x="3.9cm" svg:y="1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3" draw:text-style-name="P4" draw:layer="layout" svg:width="1.518cm" svg:height="1.199cm" svg:x="2.6cm" svg:y="13.301cm">
            <draw:text-box>
              <text:p text:style-name="P3"><text:span text:style-name="T1">Data </text:span></text:p>
              <text:p text:style-name="P6"><text:span text:style-name="T1">A</text:span></text:p>
            </draw:text-box>
          </draw:frame>
          <draw:frame draw:style-name="gr3" draw:text-style-name="P4" draw:layer="layout" svg:width="1.518cm" svg:height="1.199cm" svg:x="2.6cm" svg:y="13.302cm">
            <draw:text-box>
              <text:p text:style-name="P3"><text:span text:style-name="T1">Data </text:span></text:p>
              <text:p text:style-name="P6"><text:span text:style-name="T1">A</text:span></text:p>
            </draw:text-box>
          </draw:frame>
        </draw:g>
        <draw:g>
          <draw:custom-shape draw:style-name="gr4" draw:text-style-name="P1" draw:layer="layout" svg:width="2cm" svg:height="3cm" svg:x="8.8cm" svg:y="11.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653cm" svg:height="1.691cm" draw:transform="rotate (-1.58144283523206) translate (10.698cm 12.91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3" draw:text-style-name="P4" draw:layer="layout" svg:width="1.518cm" svg:height="1.199cm" svg:x="9.1cm" svg:y="13.5cm">
            <draw:text-box>
              <text:p text:style-name="P3"><text:span text:style-name="T1">Data </text:span></text:p>
              <text:p text:style-name="P6"><text:span text:style-name="T1">B</text:span></text:p>
            </draw:text-box>
          </draw:frame>
        </draw:g>
        <draw:g xml:id="id2" draw:id="id2">
          <draw:custom-shape draw:style-name="gr7" draw:text-style-name="P5" draw:layer="layout" svg:width="3.3cm" svg:height="1.7cm" svg:x="5.2cm" svg:y="3.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3" draw:text-style-name="P4" draw:layer="layout" svg:width="2.056cm" svg:height="0.725cm" svg:x="5.9cm" svg:y="4.1cm">
            <draw:text-box>
              <text:p text:style-name="P3"><text:span text:style-name="T1">Browser</text:span></text:p>
            </draw:text-box>
          </draw:frame>
        </draw:g>
        <draw:connector draw:style-name="gr8" draw:text-style-name="P2" draw:layer="layout" draw:type="curve" svg:x1="12.1cm" svg:y1="2.05cm" svg:x2="6.85cm" svg:y2="3.6cm" draw:start-shape="id1" draw:start-glue-point="6" draw:end-shape="id2" draw:end-glue-point="0" svg:d="M12100 2050c-3500 0-5250 516-5250 1550" svg:viewBox="0 0 5251 1551">
          <text:p/>
        </draw:connector>
        <draw:connector draw:style-name="gr8" draw:text-style-name="P2" draw:layer="layout" draw:type="curve" svg:x1="6.85cm" svg:y1="5.3cm" svg:x2="3.715cm" svg:y2="11.6cm" draw:start-shape="id2" draw:start-glue-point="2" draw:end-shape="id3" draw:end-glue-point="0" svg:d="M6850 5300c0 4726-3135 1577-3135 6300" svg:viewBox="0 0 3136 6301">
          <text:p/>
        </draw:connector>
        <draw:connector draw:style-name="gr8" draw:text-style-name="P2" draw:layer="layout" draw:type="curve" svg:x1="6.85cm" svg:y1="5.3cm" svg:x2="9.785cm" svg:y2="11.6cm" draw:start-shape="id2" draw:start-glue-point="2" draw:end-shape="id4" draw:end-glue-point="0" svg:d="M6850 5300c0 4726 2935 1577 2935 6300" svg:viewBox="0 0 2936 6301">
          <text:p/>
        </draw:connector>
        <draw:custom-shape draw:style-name="gr9" draw:text-style-name="P2" draw:layer="layout" svg:width="4.3cm" svg:height="5.9cm" svg:x="13.3cm" svg:y="9.7cm">
          <text:p/>
          <draw:enhanced-geometry svg:viewBox="0 0 21600 21600" draw:type="rectangle" draw:enhanced-path="M 0 0 L 21600 0 21600 21600 0 21600 0 0 Z N"/>
        </draw:custom-shape>
        <draw:frame draw:style-name="gr3" draw:text-style-name="P4" draw:layer="layout" svg:width="2.695cm" svg:height="0.725cm" svg:x="13.1cm" svg:y="9.6cm">
          <draw:text-box>
            <text:p text:style-name="P3"><text:span text:style-name="T1">Company A</text:span></text:p>
          </draw:text-box>
        </draw:frame>
        <draw:frame draw:style-name="gr3" draw:text-style-name="P4" draw:layer="layout" svg:width="2.72cm" svg:height="0.725cm" svg:x="23.8cm" svg:y="9.6cm">
          <draw:text-box>
            <text:p text:style-name="P3"><text:span text:style-name="T1">Company B</text:span></text:p>
          </draw:text-box>
        </draw:frame>
        <draw:frame draw:style-name="gr3" draw:text-style-name="P4" draw:layer="layout" svg:width="2.894cm" svg:height="0.725cm" svg:x="14.206cm" svg:y="14.9cm">
          <draw:text-box>
            <text:p text:style-name="P3"><text:span text:style-name="T1">HTTP server</text:span></text:p>
          </draw:text-box>
        </draw:frame>
        <draw:frame draw:style-name="gr3" draw:text-style-name="P4" draw:layer="layout" svg:width="2.894cm" svg:height="0.725cm" svg:x="25.105cm" svg:y="14.9cm">
          <draw:text-box>
            <text:p text:style-name="P3"><text:span text:style-name="T1">HTTP server</text:span></text:p>
          </draw:text-box>
        </draw:frame>
        <draw:custom-shape draw:style-name="gr4" draw:text-style-name="P1" xml:id="id7" draw:id="id7" draw:layer="layout" svg:width="2cm" svg:height="3cm" svg:x="14.8cm" svg:y="11.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xml:id="id10" draw:id="id10" draw:layer="layout" svg:width="2cm" svg:height="3cm" svg:x="25.499cm" svg:y="11.8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2" draw:layer="layout" svg:x1="12.8cm" svg:y1="3.7cm" svg:x2="12.8cm" svg:y2="20cm">
          <text:p/>
        </draw:line>
        <draw:custom-shape draw:style-name="gr11" draw:text-style-name="P2" draw:layer="layout" svg:width="4.201cm" svg:height="5.9cm" svg:x="23.999cm" svg:y="9.699cm">
          <text:p/>
          <draw:enhanced-geometry svg:viewBox="0 0 21600 21600" draw:type="rectangle" draw:enhanced-path="M 0 0 L 21600 0 21600 21600 0 21600 0 0 Z N"/>
        </draw:custom-shape>
        <draw:frame draw:style-name="gr3" draw:text-style-name="P4" draw:layer="layout" svg:width="2.911cm" svg:height="0.725cm" svg:x="18.6cm" svg:y="9.601cm">
          <draw:text-box>
            <text:p text:style-name="P3"><text:span text:style-name="T1">Pod provider</text:span></text:p>
          </draw:text-box>
        </draw:frame>
        <draw:frame draw:style-name="gr3" draw:text-style-name="P4" draw:layer="layout" svg:width="2.614cm" svg:height="0.725cm" svg:x="19.605cm" svg:y="14.901cm">
          <draw:text-box>
            <text:p text:style-name="P3"><text:span text:style-name="T1">LDP server</text:span></text:p>
          </draw:text-box>
        </draw:frame>
        <draw:custom-shape draw:style-name="gr4" draw:text-style-name="P1" draw:layer="layout" svg:width="2cm" svg:height="3cm" svg:x="19.899cm" svg:y="11.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5" draw:layer="layout" svg:width="1.501cm" svg:height="1.691cm" draw:transform="rotate (-1.58144283523206) translate (21.8cm 12.7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3" draw:text-style-name="P8" draw:layer="layout" svg:width="2.327cm" svg:height="0.725cm" svg:x="19.8cm" svg:y="14.075cm">
          <draw:text-box>
            <text:p text:style-name="P7"><text:span text:style-name="T2">Your pod</text:span></text:p>
          </draw:text-box>
        </draw:frame>
        <draw:custom-shape draw:style-name="gr11" draw:text-style-name="P2" draw:layer="layout" svg:width="4.201cm" svg:height="5.9cm" svg:x="18.799cm" svg:y="9.7cm">
          <text:p/>
          <draw:enhanced-geometry svg:viewBox="0 0 21600 21600" draw:type="rectangle" draw:enhanced-path="M 0 0 L 21600 0 21600 21600 0 21600 0 0 Z N"/>
        </draw:custom-shape>
        <draw:g xml:id="id5" draw:id="id5">
          <draw:custom-shape draw:style-name="gr7" draw:text-style-name="P5" draw:layer="layout" svg:width="3.3cm" svg:height="1.7cm" svg:x="19.2cm" svg:y="3.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3" draw:text-style-name="P4" draw:layer="layout" svg:width="2.056cm" svg:height="0.725cm" svg:x="19.9cm" svg:y="4.2cm">
            <draw:text-box>
              <text:p text:style-name="P3"><text:span text:style-name="T1">Browser</text:span></text:p>
            </draw:text-box>
          </draw:frame>
        </draw:g>
        <draw:connector draw:style-name="gr8" draw:text-style-name="P2" draw:layer="layout" draw:type="curve" svg:x1="13.6cm" svg:y1="2.05cm" svg:x2="20.85cm" svg:y2="3.7cm" draw:start-shape="id1" draw:start-glue-point="10" draw:end-shape="id5" draw:end-glue-point="0" svg:d="M13600 2050c4834 0 7250 550 7250 1650" svg:viewBox="0 0 7251 1651">
          <text:p/>
        </draw:connector>
        <draw:connector draw:style-name="gr8" draw:text-style-name="P2" draw:layer="layout" draw:type="curve" svg:x1="20.85cm" svg:y1="5.4cm" svg:x2="15.815cm" svg:y2="11.6cm" draw:start-shape="id5" draw:start-glue-point="2" draw:end-shape="id6" draw:end-glue-point="0" svg:d="M20850 5400c0 4651-5035 1552-5035 6200" svg:viewBox="0 0 5036 6201">
          <text:p/>
        </draw:connector>
        <draw:connector draw:style-name="gr8" draw:text-style-name="P2" draw:layer="layout" draw:type="curve" svg:x1="16.8cm" svg:y1="13.4cm" svg:x2="18.59cm" svg:y2="13.45cm" draw:start-shape="id7" draw:end-shape="id8" svg:d="M16800 13400c1342 0 448 50 1790 50" svg:viewBox="0 0 1791 51">
          <text:p/>
        </draw:connector>
        <draw:connector draw:style-name="gr8" draw:text-style-name="P2" draw:layer="layout" draw:type="curve" svg:x1="20.85cm" svg:y1="5.4cm" svg:x2="26.485cm" svg:y2="11.575cm" draw:end-shape="id9" draw:end-glue-point="0" svg:d="M20850 5400c0 4255 5635 1168 5635 6175" svg:viewBox="0 0 5636 6176">
          <text:p/>
        </draw:connector>
        <draw:connector draw:style-name="gr8" draw:text-style-name="P2" draw:layer="layout" draw:type="curve" svg:x1="25.499cm" svg:y1="13.399cm" svg:x2="23.263cm" svg:y2="13.55cm" draw:start-shape="id10" draw:start-glue-point="6" draw:end-shape="id11" draw:end-glue-point="10" svg:d="M25499 13399c-1677 0-559 151-2236 151" svg:viewBox="0 0 2237 152">
          <text:p/>
        </draw:connector>
        <draw:connector draw:style-name="gr8" draw:text-style-name="P2" draw:layer="layout" draw:type="curve" svg:x1="20.85cm" svg:y1="5.4cm" svg:x2="20.885cm" svg:y2="11.575cm" draw:start-shape="id5" draw:end-shape="id12" draw:end-glue-point="0" svg:d="M20850 5400c0 4632 35 1545 35 6175" svg:viewBox="0 0 36 6176">
          <text:p/>
        </draw:connector>
        <draw:g>
          <draw:custom-shape draw:style-name="gr13" draw:text-style-name="P1" draw:layer="layout" svg:width="1cm" svg:height="0.7cm" svg:x="9.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xml:id="id4" draw:id="id4" draw:layer="layout" svg:width="1.23cm" svg:height="0.725cm" svg:x="9.17cm" svg:y="11.6cm">
            <draw:text-box>
              <text:p text:style-name="P3"><text:span text:style-name="T1">URI</text:span></text:p>
            </draw:text-box>
          </draw:frame>
        </draw:g>
        <draw:g xml:id="id3" draw:id="id3">
          <draw:custom-shape draw:style-name="gr13" draw:text-style-name="P1" draw:layer="layout" svg:width="1cm" svg:height="0.7cm" svg:x="3.2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1.23cm" svg:height="0.725cm" svg:x="3.1cm" svg:y="11.6cm">
            <draw:text-box>
              <text:p text:style-name="P3"><text:span text:style-name="T1">URI</text:span></text:p>
            </draw:text-box>
          </draw:frame>
        </draw:g>
        <draw:g xml:id="id6" draw:id="id6">
          <draw:custom-shape draw:style-name="gr13" draw:text-style-name="P1" draw:layer="layout" svg:width="1cm" svg:height="0.7cm" svg:x="15.3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1.23cm" svg:height="0.725cm" svg:x="15.2cm" svg:y="11.6cm">
            <draw:text-box>
              <text:p text:style-name="P3"><text:span text:style-name="T1">URI</text:span></text:p>
            </draw:text-box>
          </draw:frame>
        </draw:g>
        <draw:custom-shape draw:style-name="gr14" draw:text-style-name="P1" xml:id="id8" draw:id="id8" draw:layer="layout" svg:width="1.463cm" svg:height="0.7cm" svg:x="18.59cm" svg:y="13.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15" draw:text-style-name="P4" draw:layer="layout" svg:width="1.8cm" svg:height="0.725cm" svg:x="18.5cm" svg:y="13.101cm">
          <draw:text-box>
            <text:p text:style-name="P3"><text:span text:style-name="T1">WebId</text:span></text:p>
          </draw:text-box>
        </draw:frame>
        <draw:g xml:id="id12" draw:id="id12">
          <draw:custom-shape draw:style-name="gr13" draw:text-style-name="P1" draw:layer="layout" svg:width="1cm" svg:height="0.7cm" svg:x="20.4cm" svg:y="1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1.23cm" svg:height="0.725cm" svg:x="20.27cm" svg:y="11.575cm">
            <draw:text-box>
              <text:p text:style-name="P3"><text:span text:style-name="T1">URI</text:span></text:p>
            </draw:text-box>
          </draw:frame>
        </draw:g>
        <draw:g xml:id="id9" draw:id="id9">
          <draw:custom-shape draw:style-name="gr13" draw:text-style-name="P1" draw:layer="layout" svg:width="1cm" svg:height="0.7cm" svg:x="26cm" svg:y="11.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1.23cm" svg:height="0.725cm" svg:x="25.87cm" svg:y="11.575cm">
            <draw:text-box>
              <text:p text:style-name="P3"><text:span text:style-name="T1">URI</text:span></text:p>
            </draw:text-box>
          </draw:frame>
        </draw:g>
        <draw:custom-shape draw:style-name="gr14" draw:text-style-name="P1" xml:id="id11" draw:id="id11" draw:layer="layout" svg:width="1.463cm" svg:height="0.7cm" svg:x="21.8cm" svg:y="1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3" draw:text-style-name="P4" draw:layer="layout" svg:width="1.725cm" svg:height="0.725cm" svg:x="21.675cm" svg:y="13.2cm">
          <draw:text-box>
            <text:p text:style-name="P3"><text:span text:style-name="T1">WebId</text:span></text:p>
          </draw:text-box>
        </draw:frame>
        <draw:line draw:style-name="gr10" draw:text-style-name="P2" draw:layer="layout" svg:x1="18.6cm" svg:y1="12.8cm" svg:x2="18.6cm" svg:y2="14.2cm">
          <text:p/>
        </draw:line>
        <draw:frame draw:style-name="gr3" draw:text-style-name="P4" draw:layer="layout" svg:width="1.328cm" svg:height="0.725cm" svg:x="17.8cm" svg:y="12.3cm">
          <draw:text-box>
            <text:p><text:span text:style-name="T1">ACL</text:span></text:p>
          </draw:text-box>
        </draw:frame>
        <draw:line draw:style-name="gr10" draw:text-style-name="P2" draw:layer="layout" svg:x1="23.3cm" svg:y1="12.8cm" svg:x2="23.3cm" svg:y2="14.2cm">
          <text:p/>
        </draw:line>
        <draw:frame draw:style-name="gr3" draw:text-style-name="P4" draw:layer="layout" svg:width="1.328cm" svg:height="0.725cm" svg:x="22.772cm" svg:y="12.275cm">
          <draw:text-box>
            <text:p><text:span text:style-name="T1">ACL</text:span></text:p>
          </draw:text-box>
        </draw:frame>
        <draw:frame draw:style-name="gr16" draw:text-style-name="P10" draw:layer="layout" svg:width="6.1cm" svg:height="1.673cm" svg:x="3.6cm" svg:y="16.7cm">
          <draw:text-box>
            <text:p text:style-name="P9">The Web without Solid</text:p>
          </draw:text-box>
        </draw:frame>
        <draw:frame draw:style-name="gr16" draw:text-style-name="P10" draw:layer="layout" svg:width="6.1cm" svg:height="1.3cm" svg:x="17.9cm" svg:y="16.9cm">
          <draw:text-box>
            <text:p text:style-name="P9">The Web with Solid</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7T08:25:19.150121123</meta:creation-date>
    <dc:date>2019-11-07T09:01:43.095893041</dc:date>
    <meta:editing-duration>PT5M11S</meta:editing-duration>
    <meta:editing-cycles>2</meta:editing-cycles>
    <meta:generator>LibreOffice/6.0.7.3$Linux_X86_64 LibreOffice_project/00m0$Build-3</meta:generator>
    <meta:document-statistic meta:object-count="71"/>
  </office:meta>
</office:document-meta>
</file>